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manifest>
</file>

<file path=content.xml><?xml version="1.0" encoding="utf-8"?>
<office:document-content xmlns:chart="urn:oasis:names:tc:opendocument:xmlns:chart:1.0" xmlns:dr3d="urn:oasis:names:tc:opendocument:xmlns:dr3d:1.0" xmlns:draw="urn:oasis:names:tc:opendocument:xmlns:drawing:1.0" xmlns:fo="urn:oasis:names:tc:opendocument:xmlns:xsl-fo-compatible:1.0" xmlns:form="urn:oasis:names:tc:opendocument:xmlns:form:1.0" xmlns:meta="urn:oasis:names:tc:opendocument:xmlns:meta:1.0" xmlns:number="urn:oasis:names:tc:opendocument:xmlns:datastyle:1.0" xmlns:office="urn:oasis:names:tc:opendocument:xmlns:office:1.0" xmlns:script="urn:oasis:names:tc:opendocument:xmlns:script:1.0" xmlns:style="urn:oasis:names:tc:opendocument:xmlns:style:1.0" xmlns:svg="urn:oasis:names:tc:opendocument:xmlns:svg-compatible:1.0" xmlns:table="urn:oasis:names:tc:opendocument:xmlns:table:1.0" xmlns:text="urn:oasis:names:tc:opendocument:xmlns:text:1.0" xmlns:of="urn:oasis:names:tc:opendocument:xmlns:of:1.2" xmlns:rdfa="http://docs.oasis-open.org/opendocument/meta/rdfa#" xmlns:dom="http://www.w3.org/2001/xml-events" xmlns:math="http://www.w3.org/1998/Math/MathML" xmlns:xforms="http://www.w3.org/2002/xforms" xmlns:xlink="http://www.w3.org/1999/xlink" xmlns:xsd="http://www.w3.org/2001/XMLSchema" xmlns:xsi="http://www.w3.org/2001/XMLSchema-instance" xmlns:xhtml="http://www.w3.org/1999/xhtml" office:version="1.2">
  <office:automatic-styles>
    <style:style style:name="P1" style:family="paragraph" style:parent-style-name="Standard"/>
  </office:automatic-styles>
  <office:body>
    <office:text>
      <text:h text:style-name="Heading" xml:id="intro">Multiple things at once...</text:h>
      <text:p>
This example document allows many things to be in scope at once. So,
for example, two event times are in scope at the same time. This
situation might arise when one has two pieces of semantic information
for which one is more specific than the other.
      </text:p>
      <text:p>
Consider for example a meeting with multiple locations, one might like
to highlight the paragraph with the building that the meeting is to
take place in and the specific talks in that event with their room
information. Likewise, the whole meeting time frame might be
associated with the section of a document while specific meetings will
have more fine grained temporal information.
      </text:p>
      <text:p>
The two scopes are setup using markup on the paragraph element and on
the specific block of text at the end of the next paragraph that
contains the final three words.
      </text:p>
      <text:p xml:id="widetime">
This paragraph has a time associated. The next reference to wing-b
will be also be associated with more specific time information and a
location. Let's meet in <text:meta xml:id="wingb">Wing-B at
11am</text:meta>.
      </text:p>
      <text:p>
This ODF file uses a single manifest.rdf to contain all the RDF/XML.
As an added bonus, the manifest.rdf should be fairly human readable as
we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7-12T22:24:15</meta:creation-date>
    <meta:document-statistic meta:table-count="0" meta:image-count="0" meta:object-count="0" meta:page-count="1" meta:paragraph-count="1" meta:word-count="2" meta:character-count="12"/>
    <dc:date>2011-07-12T22:25:12</dc:date>
    <meta:editing-duration>PT00H00M57S</meta:editing-duration>
    <meta:editing-cycles>1</meta:editing-cycles>
    <meta:generator>handcrafted</meta:generator>
  </office:meta>
</office:document-meta>
</file>